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Tables:*/</text:p>
      <text:p text:style-name="Standard">create table user(Login_id int auto_increment,First_name varchar(20),Last_name varchar(20),Age int,Gender varchar(1),Phone_Number varchar(10),Email_id varchar(20),</text:p>
      <text:p text:style-name="Standard">constraint pk Primary Key(Login_id)</text:p>
      <text:p text:style-name="Standard">);</text:p>
      <text:p text:style-name="Standard"/>
      <text:p text:style-name="Standard">create table dating(Login_id int,dating_interests varchar(20),Height float,Eating_Habits varchar(20),</text:p>
      <text:p text:style-name="Standard">constraint fk Foreign Key(Login_id) references user(Login_id),</text:p>
      <text:p text:style-name="Standard">constraint pk Primary Key(Login_id)</text:p>
      <text:p text:style-name="Standard">);</text:p>
      <text:p text:style-name="Standard"/>
      <text:p text:style-name="Standard">create table courses(course_code int,course_name varchar(20),year int,branch varchar(20),</text:p>
      <text:p text:style-name="Standard">constraint pk Primary Key(course_code)</text:p>
      <text:p text:style-name="Standard">);</text:p>
      <text:p text:style-name="Standard"/>
      <text:p text:style-name="Standard">create table studies(Login_id int,Course_code int,year int,study_time varchar(20),</text:p>
      <text:p text:style-name="Standard">constraint fk1 Foreign Key(Login_id) references user(Login_id),</text:p>
      <text:p text:style-name="Standard">constraint fk2 Foreign Key(course_code) references courses(course_code),</text:p>
      <text:p text:style-name="Standard">constraint pk1 Primary Key(Login_id)</text:p>
      <text:p text:style-name="Standard">);</text:p>
      <text:p text:style-name="Standard"/>
      <text:p text:style-name="Standard">create table sports(Login_id int,skill_level int,play_time varchar(20),preferred_sport varchar(20),</text:p>
      <text:p text:style-name="Standard">constraint fk3 Foreign Key(Login_id) references user(Login_id),</text:p>
      <text:p text:style-name="Standard">constraint pk2 Primary Key(Login_id)</text:p>
      <text:p text:style-name="Standard">);</text:p>
      <text:p text:style-name="Standard"/>
      <text:p text:style-name="Standard">create table shops(shop_id int,shop_name varchar(20),genre varchar(20),website_link varchar(20),address varchar(20),</text:p>
      <text:p text:style-name="Standard">constraint pk3 Primary Key(shop_id)</text:p>
      <text:p text:style-name="Standard">);</text:p>
      <text:p text:style-name="Standard"/>
      <text:p text:style-name="Standard">create table places_to_visit(place_number int,place_name varchar(20),purpose varchar(20),address varchar(20),</text:p>
      <text:p text:style-name="Standard">constraint pk_pl_no Primary key(place_number)</text:p>
      <text:p text:style-name="Standard">);</text:p>
      <text:p text:style-name="Standard"/>
      <text:p text:style-name="Standard">create table books_for_reference(book_id int,book_name varchar(20),course_code int,</text:p>
      <text:p text:style-name="Standard">constraint pk_b_id primary key(book_id),</text:p>
      <text:p text:style-name="Standard">constraint fk_c_code foreign key(course_code) references courses(course_code)</text:p>
      <text:p text:style-name="Standard">);</text:p>
      <text:p text:style-name="Standard"/>
      <text:p text:style-name="Standard">create table languages_known(login_id int,languages varchar(20),</text:p>
      <text:p text:style-name="Standard">constraint pk_both primary key(login_id,languages)</text:p>
      <text:p text:style-name="Standard">);</text:p>
      <text:p text:style-name="Standard"/>
      <text:p text:style-name="Standard">create table suggestions(user1 int,user2 int,user1_choice boolean,user2_choice boolean,</text:p>
      <text:p text:style-name="Standard">constraint fk_usr1 foreign key(user1) references user(login_id),</text:p>
      <text:p text:style-name="Standard">constraint fk_usr2 foreign key(user2) references user(login_id),</text:p>
      <text:p text:style-name="Standard">constraint pk_usrs primary key(user1,user2)</text:p>
      <text:p text:style-name="Standard">);</text:p>
      <text:p text:style-name="Standard"/>
      <text:p text:style-name="Standard"><text:soft-page-break/>create table matched_table(match_number int,login_id1 int,login_id2 int,interest varchar(20),</text:p>
      <text:p text:style-name="Standard">constraint fk_usrs foreign key(login_id1,login_id2) references suggestions(user1,user2),</text:p>
      <text:p text:style-name="Standard">constraint pk_m_no primary key(match_number)</text:p>
      <text:p text:style-name="Standard">);</text:p>
      <text:p text:style-name="Standard"/>
      <text:p text:style-name="Standard">create table dating_ideas(match_number int,place_number int,shop_id int,</text:p>
      <text:p text:style-name="Standard">constraint fk_s_id foreign key(shop_id) references shops(shop_id),</text:p>
      <text:p text:style-name="Standard">constraint fk_p_no foreign key(place_number) references places_to_visit(place_number),</text:p>
      <text:p text:style-name="Standard">constraint fk_m_no foreign key(match_number) references matched_table(match_number),</text:p>
      <text:p text:style-name="Standard">constraint pk_m_no primary key(match_number)</text:p>
      <text:p text:style-name="Standard">);</text:p>
      <text:p text:style-name="Standard"/>
      <text:p text:style-name="Standard">create table sport_ideas(match_number int,place_number int,shop_id int,</text:p>
      <text:p text:style-name="Standard">constraint fk_s_id2 foreign key(shop_id) references shops(shop_id),</text:p>
      <text:p text:style-name="Standard">constraint fk_p_no2 foreign key(place_number) references places_to_visit(place_number),</text:p>
      <text:p text:style-name="Standard">constraint fk_m_no2 foreign key(match_number) references matched_table(match_number),</text:p>
      <text:p text:style-name="Standard">constraint pk_m_no2 primary key(match_number)</text:p>
      <text:p text:style-name="Standard">);</text:p>
      <text:p text:style-name="Standard"/>
      <text:p text:style-name="Standard">create table study_ideas(match_number int,place_number int,common_course int,</text:p>
      <text:p text:style-name="Standard">constraint fk_c_code3 foreign key(common_course) references courses(course_code),</text:p>
      <text:p text:style-name="Standard">constraint fk_p_no3 foreign key(place_number) references places_to_visit(place_number),</text:p>
      <text:p text:style-name="Standard">constraint fk_m_no3 foreign key(match_number) references matched_table(match_number),</text:p>
      <text:p text:style-name="Standard">constraint pk_m_no3 primary key(match_number)</text:p>
      <text:p text:style-name="Standard">);</text:p>
      <text:p text:style-name="Standard"/>
      <text:p text:style-name="Standard">/*inserting values*/</text:p>
      <text:p text:style-name="Standard">insert into user(Login_id,First_name,Last_name,Age,Gender,Phone_Number,Email_id)</text:p>
      <text:p text:style-name="Standard">values(1,'Snigdh','Kamal',20,'M','8965234587','snigdh@xyz.com');</text:p>
      <text:p text:style-name="Standard">insert into user(Login_id,First_name,Last_name,Age,Gender,Phone_Number,Email_id)</text:p>
      <text:p text:style-name="Standard">values(2,'Mohit','Kadyan',20,'M','8968234587','mohit@xyz.com');</text:p>
      <text:p text:style-name="Standard">insert into user(Login_id,First_name,Last_name,Age,Gender,Phone_Number,Email_id)</text:p>
      <text:p text:style-name="Standard">values(3,'Priyansh','Maheshwari',15,'M','8965298787','priyansh@xyz.com');</text:p>
      <text:p text:style-name="Standard">insert into user(Login_id,First_name,Last_name,Age,Gender,Phone_Number,Email_id)</text:p>
      <text:p text:style-name="Standard">values(4,'Prapti','Maheshwari',19,'F','8965236523','prapti@xyz.com');</text:p>
      <text:p text:style-name="Standard">insert into user(Login_id,First_name,Last_name,Age,Gender,Phone_Number,Email_id)</text:p>
      <text:p text:style-name="Standard">values(5,'Khushi','Rai',19,'F','7865234587','khushi@xyz.com');</text:p>
      <text:p text:style-name="Standard">insert into user(Login_id,First_name,Last_name,Age,Gender,Phone_Number,Email_id)</text:p>
      <text:p text:style-name="Standard">values(6,'Roshan','Soni',20,'M','6865234587','aand@xyz.com');</text:p>
      <text:p text:style-name="Standard">insert into user(Login_id,First_name,Last_name,Age,Gender,Phone_Number,Email_id)</text:p>
      <text:p text:style-name="Standard">values(7,'Disha','Agrawal',20,'F','8945234587','dishu@xyz.com');</text:p>
      <text:p text:style-name="Standard">insert into user(Login_id,First_name,Last_name,Age,Gender,Phone_Number,Email_id)</text:p>
      <text:p text:style-name="Standard">values(8,'Shreya','Kamal',18,'F','9825234587','Shreya@xyz.com');</text:p>
      <text:p text:style-name="Standard">insert into user(Login_id,First_name,Last_name,Age,Gender,Phone_Number,Email_id)</text:p>
      <text:p text:style-name="Standard">values(9,'Naman','Aggrawal',20,'M','8965592787','naman@xyz.com');</text:p>
      <text:p text:style-name="Standard">insert into user(Login_id,First_name,Last_name,Age,Gender,Phone_Number,Email_id)</text:p>
      <text:p text:style-name="Standard">values(10,'Vanshika','Mittal',20,'F','9845234587','vanshika@xyz.com');</text:p>
      <text:p text:style-name="Standard">insert into user(Login_id,First_name,Last_name,Age,Gender,Phone_Number,Email_id)</text:p>
      <text:p text:style-name="Standard">values(11,'Anand','Raut',20,'M','8965234297','anand@xyz.com');</text:p>
      <text:p text:style-name="Standard">insert into user(Login_id,First_name,Last_name,Age,Gender,Phone_Number,Email_id)</text:p>
      <text:p text:style-name="Standard">values(12,'Janki','Raut',19,'F','7835234587','janki@xyz.com');</text:p>
      <text:p text:style-name="Standard">insert into user(Login_id,First_name,Last_name,Age,Gender,Phone_Number,Email_id)</text:p>
      <text:p text:style-name="Standard"><text:soft-page-break/>values(13,'Ankush','Verma',22,'M','8967834587','ankush@xyz.com');</text:p>
      <text:p text:style-name="Standard">insert into user(Login_id,First_name,Last_name,Age,Gender,Phone_Number,Email_id)</text:p>
      <text:p text:style-name="Standard">values(14,'Raj','Sahu',20,'M','5965234587','rajs@xyz.com');</text:p>
      <text:p text:style-name="Standard">insert into user(Login_id,First_name,Last_name,Age,Gender,Phone_Number,Email_id)</text:p>
      <text:p text:style-name="Standard">values(15,'Sanyukta','Maheshwari',21,'F','8965235429','sanyukta@xyz.com');</text:p>
      <text:p text:style-name="Standard">insert into user(Login_id,First_name,Last_name,Age,Gender,Phone_Number,Email_id)</text:p>
      <text:p text:style-name="Standard">values(16,'Suthar','Tain',21,'M','7239234587','sutharT@xyz.com');</text:p>
      <text:p text:style-name="Standard">insert into user(Login_id,First_name,Last_name,Age,Gender,Phone_Number,Email_id)</text:p>
      <text:p text:style-name="Standard">values(17,'Deepak','Shukla',20,'M','8964234587','deepak@xyz.com');</text:p>
      <text:p text:style-name="Standard">insert into user(Login_id,First_name,Last_name,Age,Gender,Phone_Number,Email_id)</text:p>
      <text:p text:style-name="Standard">values(18,'Heena','Mittal',20,'F','8965231887','heena@xyz.com');</text:p>
      <text:p text:style-name="Standard">insert into user(Login_id,First_name,Last_name,Age,Gender,Phone_Number,Email_id)</text:p>
      <text:p text:style-name="Standard">values(19,'Riya','Chepauk',20,'F','7865234587','riya@xyz.com');</text:p>
      <text:p text:style-name="Standard">insert into user(Login_id,First_name,Last_name,Age,Gender,Phone_Number,Email_id)</text:p>
      <text:p text:style-name="Standard">values(20,'Shrishti','Jain',19,'F','8965215887','shristi@xyz.com');</text:p>
      <text:p text:style-name="Standard">insert into user(Login_id,First_name,Last_name,Age,Gender,Phone_Number,Email_id)</text:p>
      <text:p text:style-name="Standard">values(21,'Kaushal','Sethiya',20,'M','8962534587','kauzu@xyz.com');</text:p>
      <text:p text:style-name="Standard"/>
      <text:p text:style-name="Standard">/*Priyansh*/</text:p>
      <text:p text:style-name="Standard">insert into courses(course_code,course_name,year,branch)</text:p>
      <text:p text:style-name="Standard">values(101,'DSA',2,'CSE');</text:p>
      <text:p text:style-name="Standard">insert into courses(course_code,course_name,year,branch)</text:p>
      <text:p text:style-name="Standard">values(102,'DM',2,'CSE');</text:p>
      <text:p text:style-name="Standard">insert into courses(course_code,course_name,year,branch)</text:p>
      <text:p text:style-name="Standard">values(103,'OS',3,'CSE');</text:p>
      <text:p text:style-name="Standard">insert into courses(course_code,course_name,year,branch)</text:p>
      <text:p text:style-name="Standard">values(104,'BLE',1,'ECE');</text:p>
      <text:p text:style-name="Standard">insert into courses(course_code,course_name,year,branch)</text:p>
      <text:p text:style-name="Standard">values(105,'TLEW',2,'ECE');</text:p>
      <text:p text:style-name="Standard">insert into courses(course_code,course_name,year,branch)</text:p>
      <text:p text:style-name="Standard">values(106,'PS',3,'EEE');</text:p>
      <text:p text:style-name="Standard">insert into courses(course_code,course_name,year,branch)</text:p>
      <text:p text:style-name="Standard">values(107,'KOM',2,'MECH');</text:p>
      <text:p text:style-name="Standard">insert into courses(course_code,course_name,year,branch)</text:p>
      <text:p text:style-name="Standard">values(108,'FEM',4,'MECH');</text:p>
      <text:p text:style-name="Standard"/>
      <text:p text:style-name="Standard">/*Mohit*/</text:p>
      <text:p text:style-name="Standard">insert into dating(Login_id,dating_interests,Height,Eating_habits)</text:p>
      <text:p text:style-name="Standard">values(3,'Female',172,'Veg');</text:p>
      <text:p text:style-name="Standard">insert into dating(Login_id,dating_interests,Height,Eating_habits)</text:p>
      <text:p text:style-name="Standard">values(5,'Male',158,'Veg');</text:p>
      <text:p text:style-name="Standard">insert into dating(Login_id,dating_interests,Height,Eating_habits)</text:p>
      <text:p text:style-name="Standard">values(4,'Male',155,'Non Veg');</text:p>
      <text:p text:style-name="Standard">insert into dating(Login_id,dating_interests,Height,Eating_habits)</text:p>
      <text:p text:style-name="Standard">values(6,'Female',174,'Non Veg');</text:p>
      <text:p text:style-name="Standard">insert into dating(Login_id,dating_interests,Height,Eating_habits)</text:p>
      <text:p text:style-name="Standard">values(11,'Female',170,'Veg');</text:p>
      <text:p text:style-name="Standard">insert into dating(Login_id,dating_interests,Height,Eating_habits)</text:p>
      <text:p text:style-name="Standard">values(17,'Female',172,'Non Veg');</text:p>
      <text:p text:style-name="Standard">insert into dating(Login_id,dating_interests,Height,Eating_habits)</text:p>
      <text:p text:style-name="Standard">values(13,'Female',174,'Veg');</text:p>
      <text:p text:style-name="Standard">insert into dating(Login_id,dating_interests,Height,Eating_habits)</text:p>
      <text:p text:style-name="Standard"><text:soft-page-break/>values(10,'Male',154,'Veg');</text:p>
      <text:p text:style-name="Standard">insert into dating(Login_id,dating_interests,Height,Eating_habits)</text:p>
      <text:p text:style-name="Standard">values(2,'Female',174,'Veg');</text:p>
      <text:p text:style-name="Standard">insert into dating(Login_id,dating_interests,Height,Eating_habits)</text:p>
      <text:p text:style-name="Standard">values(18,'Male',158,'Veg');</text:p>
      <text:p text:style-name="Standard">insert into dating(Login_id,dating_interests,Height,Eating_habits)</text:p>
      <text:p text:style-name="Standard">values(1,'Female',172,'Non Veg');</text:p>
      <text:p text:style-name="Standard">insert into dating(Login_id,dating_interests,Height,Eating_habits)</text:p>
      <text:p text:style-name="Standard">values(12,'Male',152,'Veg');</text:p>
      <text:p text:style-name="Standard">insert into dating(Login_id,dating_interests,Height,Eating_habits)</text:p>
      <text:p text:style-name="Standard">values(14,'Female',169,'Non Veg');</text:p>
      <text:p text:style-name="Standard">insert into dating(Login_id,dating_interests,Height,Eating_habits)</text:p>
      <text:p text:style-name="Standard">values(16,'Female',170,'Non Veg');</text:p>
      <text:p text:style-name="Standard">insert into dating(Login_id,dating_interests,Height,Eating_habits)</text:p>
      <text:p text:style-name="Standard">values(15,'Male',157,'Veg');</text:p>
      <text:p text:style-name="Standard"/>
      <text:p text:style-name="Standard"/>
      <text:p text:style-name="Standard">/*Snigdh*/</text:p>
      <text:p text:style-name="Standard">insert into studies(Login_id,Course_code,year,study_time)</text:p>
      <text:p text:style-name="Standard">values(9,101,2,'18:00');</text:p>
      <text:p text:style-name="Standard">insert into studies(Login_id,Course_code,year,study_time)</text:p>
      <text:p text:style-name="Standard">values(5,103,2,'23:00');</text:p>
      <text:p text:style-name="Standard">insert into studies(Login_id,Course_code,year,study_time)</text:p>
      <text:p text:style-name="Standard">values(1,103,2,'23:00');</text:p>
      <text:p text:style-name="Standard">insert into studies(Login_id,Course_code,year,study_time)</text:p>
      <text:p text:style-name="Standard">values(11,102,2,'00:00');</text:p>
      <text:p text:style-name="Standard">insert into studies(Login_id,Course_code,year,study_time)</text:p>
      <text:p text:style-name="Standard">values(10,105,2,'19:00');</text:p>
      <text:p text:style-name="Standard">insert into studies(Login_id,Course_code,year,study_time)</text:p>
      <text:p text:style-name="Standard">values(4,106,2,'18:00');</text:p>
      <text:p text:style-name="Standard">insert into studies(Login_id,Course_code,year,study_time)</text:p>
      <text:p text:style-name="Standard">values(6,107,2,'07:00');</text:p>
      <text:p text:style-name="Standard">insert into studies(Login_id,Course_code,year,study_time)</text:p>
      <text:p text:style-name="Standard">values(12,108,2,'16:00');</text:p>
      <text:p text:style-name="Standard">insert into studies(Login_id,Course_code,year,study_time)</text:p>
      <text:p text:style-name="Standard">values(8,101,2,'22:00');</text:p>
      <text:p text:style-name="Standard">insert into studies(Login_id,Course_code,year,study_time)</text:p>
      <text:p text:style-name="Standard">values(3,101,2,'21:00');</text:p>
      <text:p text:style-name="Standard">insert into studies(Login_id,Course_code,year,study_time)</text:p>
      <text:p text:style-name="Standard">values(19,101,2,'11:00');</text:p>
      <text:p text:style-name="Standard">insert into studies(Login_id,Course_code,year,study_time)</text:p>
      <text:p text:style-name="Standard">values(17,102,2,'07:00');</text:p>
      <text:p text:style-name="Standard">insert into studies(Login_id,Course_code,year,study_time)</text:p>
      <text:p text:style-name="Standard">values(2,103,2,'08:00');</text:p>
      <text:p text:style-name="Standard">insert into studies(Login_id,Course_code,year,study_time)</text:p>
      <text:p text:style-name="Standard">values(20,102,2,'13:00');</text:p>
      <text:p text:style-name="Standard">insert into studies(Login_id,Course_code,year,study_time)</text:p>
      <text:p text:style-name="Standard">values(21,101,2,'15:00');</text:p>
      <text:p text:style-name="Standard"/>
      <text:p text:style-name="Standard"/>
      <text:p text:style-name="Standard">/*Priyansh*/</text:p>
      <text:p text:style-name="Standard">insert into sports(Login_id,skill_level,play_time,preferred_sport)</text:p>
      <text:p text:style-name="Standard"><text:soft-page-break/>values(13,8,'18:00','Cricket');</text:p>
      <text:p text:style-name="Standard">insert into sports(Login_id,skill_level,play_time,preferred_sport)</text:p>
      <text:p text:style-name="Standard">values(1,8,'17:00','Cricket');</text:p>
      <text:p text:style-name="Standard">insert into sports(Login_id,skill_level,play_time,preferred_sport)</text:p>
      <text:p text:style-name="Standard">values(2,5,'20:00','Badminton');</text:p>
      <text:p text:style-name="Standard">insert into sports(Login_id,skill_level,play_time,preferred_sport)</text:p>
      <text:p text:style-name="Standard">values(4,6,'19:00','Chess');</text:p>
      <text:p text:style-name="Standard">insert into sports(Login_id,skill_level,play_time,preferred_sport)</text:p>
      <text:p text:style-name="Standard">values(5,7,'20:00','TableTennis');</text:p>
      <text:p text:style-name="Standard">insert into sports(Login_id,skill_level,play_time,preferred_sport)</text:p>
      <text:p text:style-name="Standard">values(7,9,'18:00','TableTennis');</text:p>
      <text:p text:style-name="Standard">insert into sports(Login_id,skill_level,play_time,preferred_sport)</text:p>
      <text:p text:style-name="Standard">values(9,5,'18:00','Chess');</text:p>
      <text:p text:style-name="Standard">insert into sports(Login_id,skill_level,play_time,preferred_sport)</text:p>
      <text:p text:style-name="Standard">values(10,10,'19:00','Cricket');</text:p>
      <text:p text:style-name="Standard">insert into sports(Login_id,skill_level,play_time,preferred_sport)</text:p>
      <text:p text:style-name="Standard">values(12,6,'19:30','Cricket');</text:p>
      <text:p text:style-name="Standard">insert into sports(Login_id,skill_level,play_time,preferred_sport)</text:p>
      <text:p text:style-name="Standard">values(14,9,'18:30','Chess');</text:p>
      <text:p text:style-name="Standard">insert into sports(Login_id,skill_level,play_time,preferred_sport)</text:p>
      <text:p text:style-name="Standard">values(15,7,'17:30','TableTennis');</text:p>
      <text:p text:style-name="Standard">insert into sports(Login_id,skill_level,play_time,preferred_sport)</text:p>
      <text:p text:style-name="Standard">values(16,5,'15:00','Badminton');</text:p>
      <text:p text:style-name="Standard">insert into sports(Login_id,skill_level,play_time,preferred_sport)</text:p>
      <text:p text:style-name="Standard">values(18,7,'18:30','Cricket');</text:p>
      <text:p text:style-name="Standard">insert into sports(Login_id,skill_level,play_time,preferred_sport)</text:p>
      <text:p text:style-name="Standard">values(20,8,'21:00','Badminton');</text:p>
      <text:p text:style-name="Standard">insert into sports(Login_id,skill_level,play_time,preferred_sport)</text:p>
      <text:p text:style-name="Standard">values(19,9,'20:30','Cricket');</text:p>
      <text:p text:style-name="Standard">insert into sports(Login_id,skill_level,play_time,preferred_sport)</text:p>
      <text:p text:style-name="Standard">values(21,5,'19:00','Cricket');</text:p>
      <text:p text:style-name="Standard"/>
      <text:p text:style-name="Standard">insert into shops(shop_id,shop_name,genre,website_link,address)</text:p>
      <text:p text:style-name="Standard">values(501,'Football shop','Sports','FBInWarangal.com','Kazipet');</text:p>
      <text:p text:style-name="Standard">insert into shops(shop_id,shop_name,genre,website_link,address)</text:p>
      <text:p text:style-name="Standard">values(502,'AllSports shop','Sports','allsports.com','Hanamkonda');</text:p>
      <text:p text:style-name="Standard">insert into shops(shop_id,shop_name,genre,website_link,address)</text:p>
      <text:p text:style-name="Standard">values(503,'Gifts shop','Dating','gifts.com','Kazipet');</text:p>
      <text:p text:style-name="Standard">insert into shops(shop_id,shop_name,genre,website_link,address)</text:p>
      <text:p text:style-name="Standard">values(504,'FlowersBoutique','Dating','FlowersBoutique.com','Hanamkonda');</text:p>
      <text:p text:style-name="Standard">insert into shops(shop_id,shop_name,genre,website_link,address)</text:p>
      <text:p text:style-name="Standard">values(505,'CakesnPastry','Dating','CakesandPastry.com','Hanamkonda');</text:p>
      <text:p text:style-name="Standard"/>
      <text:p text:style-name="Standard">insert into languages_known(login_id,languages)</text:p>
      <text:p text:style-name="Standard">values(1,'English');</text:p>
      <text:p text:style-name="Standard">insert into languages_known(login_id,languages)</text:p>
      <text:p text:style-name="Standard">values(2,'English');</text:p>
      <text:p text:style-name="Standard">insert into languages_known(login_id,languages)</text:p>
      <text:p text:style-name="Standard">values(3,'English');</text:p>
      <text:p text:style-name="Standard">insert into languages_known(login_id,languages)</text:p>
      <text:p text:style-name="Standard">values(5,'English');</text:p>
      <text:p text:style-name="Standard">insert into languages_known(login_id,languages)</text:p>
      <text:p text:style-name="Standard"><text:soft-page-break/>values(8,'English');</text:p>
      <text:p text:style-name="Standard">insert into languages_known(login_id,languages)</text:p>
      <text:p text:style-name="Standard">values(9,'English');</text:p>
      <text:p text:style-name="Standard">insert into languages_known(login_id,languages)</text:p>
      <text:p text:style-name="Standard">values(10,'English');</text:p>
      <text:p text:style-name="Standard">insert into languages_known(login_id,languages)</text:p>
      <text:p text:style-name="Standard">values(11,'English');</text:p>
      <text:p text:style-name="Standard">insert into languages_known(login_id,languages)</text:p>
      <text:p text:style-name="Standard">values(12,'English');</text:p>
      <text:p text:style-name="Standard">insert into languages_known(login_id,languages)</text:p>
      <text:p text:style-name="Standard">values(14,'English');</text:p>
      <text:p text:style-name="Standard">insert into languages_known(login_id,languages)</text:p>
      <text:p text:style-name="Standard">values(16,'English');</text:p>
      <text:p text:style-name="Standard">insert into languages_known(login_id,languages)</text:p>
      <text:p text:style-name="Standard">values(18,'English');</text:p>
      <text:p text:style-name="Standard">insert into languages_known(login_id,languages)</text:p>
      <text:p text:style-name="Standard">values(21,'English');</text:p>
      <text:p text:style-name="Standard">insert into languages_known(login_id,languages)</text:p>
      <text:p text:style-name="Standard">values(1,'Hindi');</text:p>
      <text:p text:style-name="Standard">insert into languages_known(login_id,languages)</text:p>
      <text:p text:style-name="Standard">values(2,'Hindi');</text:p>
      <text:p text:style-name="Standard">insert into languages_known(login_id,languages)</text:p>
      <text:p text:style-name="Standard">values(3,'Hindi');</text:p>
      <text:p text:style-name="Standard">insert into languages_known(login_id,languages)</text:p>
      <text:p text:style-name="Standard">values(4,'Hindi');</text:p>
      <text:p text:style-name="Standard">insert into languages_known(login_id,languages)</text:p>
      <text:p text:style-name="Standard">values(5,'Hindi');</text:p>
      <text:p text:style-name="Standard">insert into languages_known(login_id,languages)</text:p>
      <text:p text:style-name="Standard">values(7,'Hindi');</text:p>
      <text:p text:style-name="Standard">insert into languages_known(login_id,languages)</text:p>
      <text:p text:style-name="Standard">values(15,'Hindi');</text:p>
      <text:p text:style-name="Standard">insert into languages_known(login_id,languages)</text:p>
      <text:p text:style-name="Standard">values(17,'Hindi');</text:p>
      <text:p text:style-name="Standard">insert into languages_known(login_id,languages)</text:p>
      <text:p text:style-name="Standard">values(19,'Hindi');</text:p>
      <text:p text:style-name="Standard">insert into languages_known(login_id,languages)</text:p>
      <text:p text:style-name="Standard">values(20,'Hindi');</text:p>
      <text:p text:style-name="Standard">insert into languages_known(login_id,languages)</text:p>
      <text:p text:style-name="Standard">values(12,'Hindi');</text:p>
      <text:p text:style-name="Standard">insert into languages_known(login_id,languages)</text:p>
      <text:p text:style-name="Standard">values(7,'Telugu');</text:p>
      <text:p text:style-name="Standard">insert into languages_known(login_id,languages)</text:p>
      <text:p text:style-name="Standard">values(11,'Telugu');</text:p>
      <text:p text:style-name="Standard">insert into languages_known(login_id,languages)</text:p>
      <text:p text:style-name="Standard">values(13,'Telugu');</text:p>
      <text:p text:style-name="Standard">insert into languages_known(login_id,languages)</text:p>
      <text:p text:style-name="Standard">values(17,'Telugu');</text:p>
      <text:p text:style-name="Standard">insert into languages_known(login_id,languages)</text:p>
      <text:p text:style-name="Standard">values(19,'Telugu');</text:p>
      <text:p text:style-name="Standard">insert into languages_known(login_id,languages)</text:p>
      <text:p text:style-name="Standard">values(21,'Telugu');</text:p>
      <text:p text:style-name="Standard"/>
      <text:p text:style-name="Standard"><text:soft-page-break/>insert into books_for_reference(book_id,book_name,course_code)</text:p>
      <text:p text:style-name="Standard">values(1,'dsa1',101);</text:p>
      <text:p text:style-name="Standard">insert into books_for_reference(book_id,book_name,course_code)</text:p>
      <text:p text:style-name="Standard">values(2,'dm1',102);</text:p>
      <text:p text:style-name="Standard">insert into books_for_reference(book_id,book_name,course_code)</text:p>
      <text:p text:style-name="Standard">values(3,'os1',103);</text:p>
      <text:p text:style-name="Standard">insert into books_for_reference(book_id,book_name,course_code)</text:p>
      <text:p text:style-name="Standard">values(4,'dsa2',101);</text:p>
      <text:p text:style-name="Standard">insert into books_for_reference(book_id,book_name,course_code)</text:p>
      <text:p text:style-name="Standard">values(5,'os2',103);</text:p>
      <text:p text:style-name="Standard">insert into books_for_reference(book_id,book_name,course_code)</text:p>
      <text:p text:style-name="Standard">values(6,'ble1',104);</text:p>
      <text:p text:style-name="Standard">insert into books_for_reference(book_id,book_name,course_code)</text:p>
      <text:p text:style-name="Standard">values(7,'ble2',104);</text:p>
      <text:p text:style-name="Standard">insert into books_for_reference(book_id,book_name,course_code)</text:p>
      <text:p text:style-name="Standard">values(8,'ps1',106);</text:p>
      <text:p text:style-name="Standard">insert into books_for_reference(book_id,book_name,course_code)</text:p>
      <text:p text:style-name="Standard">values(9,'kom1',107);</text:p>
      <text:p text:style-name="Standard">insert into books_for_reference(book_id,book_name,course_code)</text:p>
      <text:p text:style-name="Standard">values(10,'fem1',108);</text:p>
      <text:p text:style-name="Standard">insert into books_for_reference(book_id,book_name,course_code)</text:p>
      <text:p text:style-name="Standard">values(11,'tlew1',105);</text:p>
      <text:p text:style-name="Standard"/>
      <text:p text:style-name="Standard">insert into places_to_visit(place_number,place_name,purpose,address)</text:p>
      <text:p text:style-name="Standard">values(201,'warangal fort','dating','warangal');</text:p>
      <text:p text:style-name="Standard">insert into places_to_visit(place_number,place_name,purpose,address)</text:p>
      <text:p text:style-name="Standard">values(202,'Musical Garden','dating','warangal');</text:p>
      <text:p text:style-name="Standard">insert into places_to_visit(place_number,place_name,purpose,address)</text:p>
      <text:p text:style-name="Standard">values(203,'Vaddepalli lake','dating','warangal');</text:p>
      <text:p text:style-name="Standard">insert into places_to_visit(place_number,place_name,purpose,address)</text:p>
      <text:p text:style-name="Standard">values(204,'Raiyaans','Restraunt','warangal');</text:p>
      <text:p text:style-name="Standard">insert into places_to_visit(place_number,place_name,purpose,address)</text:p>
      <text:p text:style-name="Standard">values(205,'Papadams','Restraunt','warangal');</text:p>
      <text:p text:style-name="Standard">insert into places_to_visit(place_number,place_name,purpose,address)</text:p>
      <text:p text:style-name="Standard">values(206,'Paprikas','Restraunt','warangal');</text:p>
      <text:p text:style-name="Standard">insert into places_to_visit(place_number,place_name,purpose,address)</text:p>
      <text:p text:style-name="Standard">values(207,'Coffee lounge','Cafe','warangal');</text:p>
      <text:p text:style-name="Standard">insert into places_to_visit(place_number,place_name,purpose,address)</text:p>
      <text:p text:style-name="Standard">values(208,'1000 pillar temple','Religious','warangal');</text:p>
      <text:p text:style-name="Standard">insert into places_to_visit(place_number,place_name,purpose,address)</text:p>
      <text:p text:style-name="Standard">values(209,'Lassi shop','Cafe','warangal');</text:p>
      <text:p text:style-name="Standard">insert into places_to_visit(place_number,place_name,purpose,address)</text:p>
      <text:p text:style-name="Standard">values(210,'Sunrise Point','Dating','warangal');</text:p>
      <text:p text:style-name="Standard">insert into places_to_visit(place_number,place_name,purpose,address)</text:p>
      <text:p text:style-name="Standard">values(211,'Times Square','Dating','warangal');</text:p>
      <text:p text:style-name="Standard"/>
      <text:p text:style-name="Standard">insert into suggestions(user1,user2,user1_choice,user2_choice)</text:p>
      <text:p text:style-name="Standard">values(1,4,false,true);</text:p>
      <text:p text:style-name="Standard">insert into suggestions(user1,user2,user1_choice,user2_choice)</text:p>
      <text:p text:style-name="Standard">values(1,5,true,true);/*dating,study*/</text:p>
      <text:p text:style-name="Standard">insert into suggestions(user1,user2,user1_choice,user2_choice)</text:p>
      <text:p text:style-name="Standard">values(1,19,false,true);</text:p>
      <text:p text:style-name="Standard"><text:soft-page-break/>insert into suggestions(user1,user2,user1_choice,user2_choice)</text:p>
      <text:p text:style-name="Standard">values(3,4,false,true);</text:p>
      <text:p text:style-name="Standard">insert into suggestions(user1,user2,user1_choice,user2_choice)</text:p>
      <text:p text:style-name="Standard">values(6,7,true,false);</text:p>
      <text:p text:style-name="Standard">insert into suggestions(user1,user2,user1_choice,user2_choice)</text:p>
      <text:p text:style-name="Standard">values(9,10,true,false);</text:p>
      <text:p text:style-name="Standard">insert into suggestions(user1,user2,user1_choice,user2_choice)</text:p>
      <text:p text:style-name="Standard">values(9,12,true,true);/*study,sports*/</text:p>
      <text:p text:style-name="Standard">insert into suggestions(user1,user2,user1_choice,user2_choice)</text:p>
      <text:p text:style-name="Standard">values(11,13,true,true);/*dating*/</text:p>
      <text:p text:style-name="Standard">insert into suggestions(user1,user2,user1_choice,user2_choice)</text:p>
      <text:p text:style-name="Standard">values(14,19,true,true);/*sports*/</text:p>
      <text:p text:style-name="Standard">insert into suggestions(user1,user2,user1_choice,user2_choice)</text:p>
      <text:p text:style-name="Standard">values(16,15,true,true);/*sports,dating*/</text:p>
      <text:p text:style-name="Standard">insert into suggestions(user1,user2,user1_choice,user2_choice)</text:p>
      <text:p text:style-name="Standard">values(17,18,true,false);</text:p>
      <text:p text:style-name="Standard">insert into suggestions(user1,user2,user1_choice,user2_choice)</text:p>
      <text:p text:style-name="Standard">values(21,20,true,true);/*sports,study*/</text:p>
      <text:p text:style-name="Standard">insert into suggestions(user1,user2,user1_choice,user2_choice)</text:p>
      <text:p text:style-name="Standard">values(2,7,true,true);/*sports*/</text:p>
      <text:p text:style-name="Standard">insert into suggestions(user1,user2,user1_choice,user2_choice)</text:p>
      <text:p text:style-name="Standard">values(3,12,true,false);</text:p>
      <text:p text:style-name="Standard">insert into suggestions(user1,user2,user1_choice,user2_choice)</text:p>
      <text:p text:style-name="Standard">values(14,15,true,false);</text:p>
      <text:p text:style-name="Standard">insert into suggestions(user1,user2,user1_choice,user2_choice)</text:p>
      <text:p text:style-name="Standard">values(14,8,true,false);</text:p>
      <text:p text:style-name="Standard">insert into suggestions(user1,user2,user1_choice,user2_choice)</text:p>
      <text:p text:style-name="Standard">values(12,8,true,true);/*study*/</text:p>
      <text:p text:style-name="Standard"/>
      <text:p text:style-name="Standard">insert into matched_table(match_number,login_id1,login_id2,interest)</text:p>
      <text:p text:style-name="Standard">values(1001,1,5,'dating');</text:p>
      <text:p text:style-name="Standard">insert into matched_table(match_number,login_id1,login_id2,interest)</text:p>
      <text:p text:style-name="Standard">values(1002,9,12,'sports');</text:p>
      <text:p text:style-name="Standard">insert into matched_table(match_number,login_id1,login_id2,interest)</text:p>
      <text:p text:style-name="Standard">values(1003,11,13,'dating');</text:p>
      <text:p text:style-name="Standard">insert into matched_table(match_number,login_id1,login_id2,interest)</text:p>
      <text:p text:style-name="Standard">values(1004,14,19,'sports');</text:p>
      <text:p text:style-name="Standard">insert into matched_table(match_number,login_id1,login_id2,interest)</text:p>
      <text:p text:style-name="Standard">values(1005,16,15,'dating');</text:p>
      <text:p text:style-name="Standard">insert into matched_table(match_number,login_id1,login_id2,interest)</text:p>
      <text:p text:style-name="Standard">values(1006,21,20,'study');</text:p>
      <text:p text:style-name="Standard">insert into matched_table(match_number,login_id1,login_id2,interest)</text:p>
      <text:p text:style-name="Standard">values(1007,2,7,'sports');</text:p>
      <text:p text:style-name="Standard">insert into matched_table(match_number,login_id1,login_id2,interest)</text:p>
      <text:p text:style-name="Standard">values(1008,12,8,'study');</text:p>
      <text:p text:style-name="Standard"/>
      <text:p text:style-name="Standard">insert into dating_ideas(match_number,place_number,shop_id)</text:p>
      <text:p text:style-name="Standard">values(1001,202,503);</text:p>
      <text:p text:style-name="Standard">insert into dating_ideas(match_number,place_number,shop_id)</text:p>
      <text:p text:style-name="Standard">values(1003,205,504);</text:p>
      <text:p text:style-name="Standard">insert into dating_ideas(match_number,place_number,shop_id)</text:p>
      <text:p text:style-name="Standard">values(1005,203,505);</text:p>
      <text:p text:style-name="Standard"><text:soft-page-break/></text:p>
      <text:p text:style-name="Standard">insert into sport_ideas (match_number,place_number,shop_id)</text:p>
      <text:p text:style-name="Standard">values(1002,210,502);</text:p>
      <text:p text:style-name="Standard">insert into sport_ideas (match_number,place_number,shop_id)</text:p>
      <text:p text:style-name="Standard">values(1004,204,501);</text:p>
      <text:p text:style-name="Standard">insert into sport_ideas (match_number,place_number,shop_id)</text:p>
      <text:p text:style-name="Standard">values(1007,208,502);</text:p>
      <text:p text:style-name="Standard"/>
      <text:p text:style-name="Standard">insert into study_ideas(match_number,place_number,common_course)</text:p>
      <text:p text:style-name="Standard">values (1006,211,101);</text:p>
      <text:p text:style-name="Standard">insert into study_ideas(match_number,place_number,common_course)</text:p>
      <text:p text:style-name="Standard">values (1008,207,108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6:04:55.487598789</meta:creation-date>
    <dc:date>2020-02-28T02:17:17.327749053</dc:date>
    <meta:editing-duration>PT2H51M4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9" meta:paragraph-count="395" meta:word-count="959" meta:character-count="18995" meta:non-whitespace-character-count="18431"/>
  </office:meta>
</office:document-meta>
</file>